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UDEÑA PEREYRA, RICHARD ANDER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6907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J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9880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UDEÑA PEREYRA, RICHARD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6907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98801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6907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5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5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0/2021</text:p>
          </table:table-cell>
          <table:table-cell table:style-name="Tabla2.A3" office:value-type="string">
            <text:p text:style-name="P22">5195071</text:p>
          </table:table-cell>
          <table:table-cell table:style-name="Tabla2.D3" office:value-type="string">
            <text:p text:style-name="P23">5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23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